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text-properties fo:font-size="13pt" fo:font-weight="bold" style:font-size-asian="13pt" style:font-weight-asian="bold" style:font-size-complex="13pt" style:font-weight-complex="bold"/>
    </style:style>
    <style:style style:name="P4" style:family="paragraph" style:parent-style-name="Standard">
      <style:text-properties fo:font-size="14pt" fo:font-weight="bold" style:font-size-asian="14pt" style:font-weight-asian="bold" style:font-size-complex="14pt" style:font-weight-complex="bold"/>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Sc in Advance Computer Science</text:p>
      <text:p text:style-name="P2">System Design and Programming Module (CSC-40034)</text:p>
      <text:p text:style-name="P2"/>
      <text:p text:style-name="P3">Assignments 1 and 3</text:p>
      <text:p text:style-name="Standard"/>
      <text:p text:style-name="Standard">Three files have been placed on the VLE containing information in CSV format on the London Transport underground network:</text:p>
      <text:p text:style-name="Standard"/>
      <text:p text:style-name="Standard">The file londonstations.csv contains a list of London Underground Stations with the important data attributes <text:span text:style-name="T1">id</text:span>, <text:span text:style-name="T1">name</text:span> and <text:span text:style-name="T1">total_lines</text:span> (together with other attributes).</text:p>
      <text:p text:style-name="Standard">The file londonlines.csv contains the attributes <text:span text:style-name="T1">line_id</text:span> and <text:span text:style-name="T1">name</text:span> – again with other less important attributes from the perspective of this question.</text:p>
      <text:p text:style-name="Standard">The file londonconnections.csv contains the <text:span text:style-name="T1">from</text:span> and <text:span text:style-name="T1">to</text:span> station ids of all connections between 'adjacent' stations with additional attributes <text:span text:style-name="T1">line_id</text:span> and <text:span text:style-name="T1">time</text:span> (in minutes)</text:p>
      <text:p text:style-name="Standard"/>
      <text:p text:style-name="Standard">Design and construct an application with a GUI that will permit users to find the fastest route between any two stations (ignoring the time taken to travel between platforms). The interface should allow the user to indicate that particular lines have been closed and/or particular stations are out of service. The algorithm should adjust to such circumstances. Usability is an important consideration (see marking scheme below).</text:p>
      <text:p text:style-name="Standard"/>
      <text:p text:style-name="P4">Marking Scheme</text:p>
      <text:p text:style-name="Standard"/>
      <text:p text:style-name="Standard"><text:span text:style-name="T2">Overall application design</text:span><text:tab/><text:tab/><text:tab/><text:tab/><text:tab/><text:tab/>Assignment 1 – 100%</text:p>
      <text:p text:style-name="Standard"/>
      <text:p text:style-name="Standard">Marks here will be awarded for accordance with the design principles established within the course. In particular, the quality of partitioning and the design goals of Flexibility, Extensibility, Maintainability, Robustness, Performance and Usability. Note that this need not necessarily imply an object-oriented design. Appropriate levels of abstraction, partitioning, decoupling and maximisation of functional cohesion should be the driving forces. For example, the application needs to read CSV file containing different types of information. A 'readCSV' function could be developed once, tested and then reused across different CSV files. It could be represented by a 'CSV' class. Either would be preferable to specific routines to read the three different type of information – unless there was a compelling reason to do so.</text:p>
      <text:p text:style-name="Standard"/>
      <text:p text:style-name="Standard"><text:span text:style-name="T2">Construction of a graph to represent the network information</text:span><text:tab/>Assignment 3 – 40%</text:p>
      <text:p text:style-name="Standard"><text:span text:style-name="T2">Implementation of GUI</text:span><text:tab/><text:tab/><text:tab/><text:tab/><text:tab/><text:tab/>Assignment 3 - 20%</text:p>
      <text:p text:style-name="Standard"><text:span text:style-name="T2">Implementation of a basic routing algorithm</text:span><text:tab/><text:tab/><text:tab/>Assignment 3 - 20%</text:p>
      <text:p text:style-name="P1">Implementation of an algorithm that takes account of service</text:p>
      <text:p text:style-name="Standard"><text:span text:style-name="T2">outage.<text:tab/></text:span><text:tab/><text:tab/><text:tab/><text:tab/><text:tab/><text:tab/><text:tab/>Assignment 3 – 20%</text:p>
      <text:p text:style-name="Standard"/>
      <text:p text:style-name="Standard">Within each of the above categories, marks will be awarded for functionality (50%) and coding quality (including internal comments/documentation) (50%)</text:p>
      <text:p text:style-name="Standard"/>
      <text:p text:style-name="Standard">Within any of the above categories, marks will be awarded according to the generic university marking scheme for MSc level work. At MSc level, high marks are awarded for reflective and analytic work. This might be evidenced in Computer Science by consideration of possible error conditions, exceptional events etc. and the provision of means to deal with them. <text:s/></text:p>
      <text:p text:style-name="Standard">Classes and functions within the WinPython distribution may be used in developing your solution except for the representation of the network Graph and associated algorithms.</text:p>
      <text:p text:style-name="Standard"/>
      <text:p text:style-name="Standard"><text:soft-page-break/>David Collins</text:p>
      <text:p text:style-name="Standard">October, 20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 Collins</meta:initial-creator>
    <meta:creation-date>2017-10-24T22:59:52.03</meta:creation-date>
    <dc:date>2017-10-24T23:52:45.97</dc:date>
    <dc:creator>David Collins</dc:creator>
    <meta:editing-duration>PT5M</meta:editing-duration>
    <meta:editing-cycles>1</meta:editing-cycles>
    <meta:generator>OpenOffice/4.1.3$Win32 OpenOffice.org_project/413m1$Build-9783</meta:generator>
    <meta:document-statistic meta:table-count="0" meta:image-count="0" meta:object-count="0" meta:page-count="2" meta:paragraph-count="21" meta:word-count="450" meta:character-count="3021"/>
  </office:meta>
</office:document-meta>
</file>